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officeooo:rsid="000aac48" officeooo:paragraph-rsid="0011246a" style:font-size-asian="15.75pt" style:font-style-asian="normal" style:font-size-complex="18pt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ize="18pt" fo:font-style="normal" officeooo:rsid="00067bb8" officeooo:paragraph-rsid="00103b88" style:font-size-asian="15.75pt" style:font-style-asian="normal" style:font-size-complex="18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8pt" fo:font-style="normal" officeooo:rsid="00067bb8" officeooo:paragraph-rsid="0011246a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8pt" fo:font-style="normal" officeooo:rsid="0009ef55" officeooo:paragraph-rsid="00103b88" style:font-size-asian="15.75pt" style:font-style-asian="normal" style:font-size-complex="18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8pt" fo:font-style="normal" officeooo:rsid="0009ef55" officeooo:paragraph-rsid="0011246a" style:font-size-asian="15.75pt" style:font-style-asian="normal" style:font-size-complex="18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officeooo:rsid="0009ef55" officeooo:paragraph-rsid="00103b88" style:font-size-asian="15.75pt" style:font-style-asian="normal" style:font-size-complex="18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officeooo:rsid="0009ef55" officeooo:paragraph-rsid="0011246a" style:font-size-asian="15.75pt" style:font-style-asian="normal" style:font-size-complex="18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8pt" officeooo:rsid="0001d2b9" officeooo:paragraph-rsid="00103b88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1d2b9" officeooo:paragraph-rsid="0011246a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32pt" officeooo:rsid="00011836" officeooo:paragraph-rsid="00103b88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font-size="32pt" officeooo:rsid="00011836" officeooo:paragraph-rsid="0011246a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011836" officeooo:paragraph-rsid="00103b88" style:font-size-asian="17.5pt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011836" officeooo:paragraph-rsid="0011246a" style:font-size-asian="17.5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01d2b9" officeooo:paragraph-rsid="00103b88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01d2b9" officeooo:paragraph-rsid="0011246a" style:font-size-asian="17.5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031d33" officeooo:paragraph-rsid="00103b88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031d33" officeooo:paragraph-rsid="0011246a" style:font-size-asian="17.5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20pt" fo:font-style="normal" officeooo:rsid="00067bb8" officeooo:paragraph-rsid="00103b88" style:font-size-asian="17.5pt" style:font-style-asian="normal" style:font-size-complex="20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ize="20pt" fo:font-style="normal" officeooo:rsid="00067bb8" officeooo:paragraph-rsid="0011246a" style:font-size-asian="17.5pt" style:font-style-asian="normal" style:font-size-complex="20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ize="20pt" fo:font-style="normal" officeooo:rsid="00067bb8" officeooo:paragraph-rsid="00103b88" style:font-size-asian="17.5pt" style:font-style-asian="normal" style:font-size-complex="20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ize="20pt" fo:font-style="normal" officeooo:rsid="00067bb8" officeooo:paragraph-rsid="0011246a" style:font-size-asian="17.5pt" style:font-style-asian="normal" style:font-size-complex="20pt" style:font-style-complex="normal"/>
    </style:style>
    <style:style style:name="P22" style:family="paragraph" style:parent-style-name="Standard">
      <style:paragraph-properties fo:text-align="end" style:justify-single-word="false"/>
      <style:text-properties fo:font-size="15pt" officeooo:rsid="0001d2b9" officeooo:paragraph-rsid="00103b88" style:font-size-asian="13.1000003814697pt" style:font-size-complex="15pt"/>
    </style:style>
    <style:style style:name="P23" style:family="paragraph" style:parent-style-name="Standard">
      <style:paragraph-properties fo:text-align="end" style:justify-single-word="false"/>
      <style:text-properties fo:font-size="15pt" officeooo:rsid="0001d2b9" officeooo:paragraph-rsid="0011246a" style:font-size-asian="13.1000003814697pt" style:font-size-complex="15pt"/>
    </style:style>
    <style:style style:name="P24" style:family="paragraph" style:parent-style-name="Standard">
      <style:paragraph-properties fo:text-align="justify" style:justify-single-word="false"/>
      <style:text-properties fo:font-size="15pt" officeooo:rsid="0001d2b9" officeooo:paragraph-rsid="00103b88" style:font-size-asian="13.1000003814697pt" style:font-size-complex="15pt"/>
    </style:style>
    <style:style style:name="P25" style:family="paragraph" style:parent-style-name="Standard">
      <style:paragraph-properties fo:text-align="justify" style:justify-single-word="false"/>
      <style:text-properties fo:font-size="15pt" officeooo:rsid="0001d2b9" officeooo:paragraph-rsid="0011246a" style:font-size-asian="13.1000003814697pt" style:font-size-complex="15pt"/>
    </style:style>
    <style:style style:name="P26" style:family="paragraph" style:parent-style-name="Standard">
      <style:paragraph-properties fo:text-align="center" style:justify-single-word="false"/>
      <style:text-properties fo:font-size="15pt" officeooo:rsid="00031d33" officeooo:paragraph-rsid="00103b88" style:font-size-asian="13.1000003814697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15pt" officeooo:rsid="00031d33" officeooo:paragraph-rsid="0011246a" style:font-size-asian="13.1000003814697pt" style:font-size-complex="15pt"/>
    </style:style>
    <style:style style:name="P28" style:family="paragraph" style:parent-style-name="Standard">
      <style:paragraph-properties fo:text-align="justify" style:justify-single-word="false"/>
      <style:text-properties fo:font-size="15pt" officeooo:rsid="00031d33" officeooo:paragraph-rsid="00103b88" style:font-size-asian="13.1000003814697pt" style:font-size-complex="15pt"/>
    </style:style>
    <style:style style:name="P29" style:family="paragraph" style:parent-style-name="Standard">
      <style:paragraph-properties fo:text-align="justify" style:justify-single-word="false"/>
      <style:text-properties fo:font-size="15pt" officeooo:rsid="00031d33" officeooo:paragraph-rsid="0011246a" style:font-size-asian="13.1000003814697pt" style:font-size-complex="15pt"/>
    </style:style>
    <style:style style:name="P30" style:family="paragraph" style:parent-style-name="Standard">
      <style:paragraph-properties fo:text-align="justify" style:justify-single-word="false"/>
      <style:text-properties fo:font-size="15pt" fo:font-style="italic" officeooo:rsid="00047e30" officeooo:paragraph-rsid="00103b88" style:font-size-asian="13.1000003814697pt" style:font-style-asian="italic" style:font-size-complex="15pt" style:font-style-complex="italic"/>
    </style:style>
    <style:style style:name="P31" style:family="paragraph" style:parent-style-name="Standard">
      <style:paragraph-properties fo:text-align="justify" style:justify-single-word="false"/>
      <style:text-properties fo:font-size="15pt" fo:font-style="italic" officeooo:rsid="00047e30" officeooo:paragraph-rsid="0011246a" style:font-size-asian="13.1000003814697pt" style:font-style-asian="italic" style:font-size-complex="15pt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ize="15pt" fo:font-style="normal" officeooo:rsid="00067bb8" officeooo:paragraph-rsid="00103b88" style:font-size-asian="15pt" style:font-style-asian="normal" style:font-size-complex="15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5pt" fo:font-style="normal" officeooo:rsid="00067bb8" officeooo:paragraph-rsid="0011246a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ize="15pt" fo:font-style="normal" officeooo:rsid="00085186" officeooo:paragraph-rsid="00103b88" style:font-size-asian="15pt" style:font-style-asian="normal" style:font-size-complex="15pt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ize="15pt" fo:font-style="normal" officeooo:rsid="00085186" officeooo:paragraph-rsid="0011246a" style:font-size-asian="15pt" style:font-style-asian="normal" style:font-size-complex="15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ize="15pt" fo:font-style="normal" officeooo:rsid="0008a0c8" officeooo:paragraph-rsid="00103b88" style:font-size-asian="15pt" style:font-style-asian="normal" style:font-size-complex="15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ize="15pt" fo:font-style="normal" officeooo:rsid="0008a0c8" officeooo:paragraph-rsid="0011246a" style:font-size-asian="15pt" style:font-style-asian="normal" style:font-size-complex="15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style="normal" officeooo:rsid="0009ef55" officeooo:paragraph-rsid="00103b88" style:font-size-asian="15pt" style:font-style-asian="normal" style:font-size-complex="15pt" style:font-style-complex="normal"/>
    </style:style>
    <style:style style:name="P39" style:family="paragraph" style:parent-style-name="Standard">
      <style:paragraph-properties fo:text-align="justify" style:justify-single-word="false"/>
      <style:text-properties fo:font-size="15pt" fo:font-style="normal" officeooo:rsid="0009ef55" officeooo:paragraph-rsid="0011246a" style:font-size-asian="15pt" style:font-style-asian="normal" style:font-size-complex="15pt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ize="15pt" fo:font-style="normal" officeooo:rsid="000aac48" officeooo:paragraph-rsid="00103b88" style:font-size-asian="13.1000003814697pt" style:font-style-asian="normal" style:font-size-complex="15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5pt" fo:font-style="normal" officeooo:rsid="000aac48" officeooo:paragraph-rsid="0011246a" style:font-size-asian="13.1000003814697pt" style:font-style-asian="normal" style:font-size-complex="15pt" style:font-style-complex="normal"/>
    </style:style>
    <style:style style:name="P42" style:family="paragraph" style:parent-style-name="Standard">
      <style:paragraph-properties fo:text-align="justify" style:justify-single-word="false"/>
      <style:text-properties officeooo:paragraph-rsid="00103b88"/>
    </style:style>
    <style:style style:name="P43" style:family="paragraph" style:parent-style-name="Standard">
      <style:paragraph-properties fo:text-align="justify" style:justify-single-word="false"/>
      <style:text-properties officeooo:paragraph-rsid="0011246a"/>
    </style:style>
    <style:style style:name="T1" style:family="text">
      <style:text-properties officeooo:rsid="00031d33"/>
    </style:style>
    <style:style style:name="T2" style:family="text">
      <style:text-properties officeooo:rsid="00067bb8"/>
    </style:style>
    <style:style style:name="T3" style:family="text">
      <style:text-properties officeooo:rsid="00044e6d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031d33" style:font-size-asian="13.1000003814697pt" style:font-size-complex="15pt"/>
    </style:style>
    <style:style style:name="T6" style:family="text">
      <style:text-properties fo:font-size="15pt" fo:font-style="italic" officeooo:rsid="00044e6d" style:font-size-asian="13.1000003814697pt" style:font-style-asian="italic" style:font-size-complex="15pt" style:font-style-complex="italic"/>
    </style:style>
    <style:style style:name="T7" style:family="text">
      <style:text-properties fo:font-size="15pt" fo:font-style="italic" officeooo:rsid="00047e30" style:font-size-asian="13.1000003814697pt" style:font-style-asian="italic" style:font-size-complex="15pt" style:font-style-complex="italic"/>
    </style:style>
    <style:style style:name="T8" style:family="text">
      <style:text-properties fo:font-size="15pt" fo:font-style="italic" officeooo:rsid="000aac48" style:font-size-asian="13.1000003814697pt" style:font-style-asian="italic" style:font-size-complex="15pt" style:font-style-complex="italic"/>
    </style:style>
    <style:style style:name="T9" style:family="text">
      <style:text-properties fo:font-size="15pt" fo:font-style="italic" officeooo:rsid="000ca7da" style:font-size-asian="13.1000003814697pt" style:font-style-asian="italic" style:font-size-complex="15pt" style:font-style-complex="italic"/>
    </style:style>
    <style:style style:name="T10" style:family="text">
      <style:text-properties fo:font-size="15pt" fo:font-style="normal" officeooo:rsid="0008a0c8" style:font-size-asian="15pt" style:font-style-asian="normal" style:font-size-complex="15pt" style:font-style-complex="normal"/>
    </style:style>
    <style:style style:name="T11" style:family="text">
      <style:text-properties officeooo:rsid="00085186"/>
    </style:style>
    <style:style style:name="T12" style:family="text">
      <style:text-properties officeooo:rsid="0008a0c8"/>
    </style:style>
    <style:style style:name="T13" style:family="text">
      <style:text-properties officeooo:rsid="0009ef55"/>
    </style:style>
    <style:style style:name="T14" style:family="text">
      <style:text-properties fo:font-size="18pt" officeooo:rsid="000aac48" style:font-size-asian="18pt" style:font-size-complex="18pt"/>
    </style:style>
    <style:style style:name="T15" style:family="text">
      <style:text-properties fo:font-size="18pt" fo:font-style="normal" officeooo:rsid="000aac48" style:font-size-asian="18pt" style:font-style-asian="normal" style:font-size-complex="18pt" style:font-style-complex="normal"/>
    </style:style>
    <style:style style:name="T16" style:family="text">
      <style:text-properties fo:font-size="18pt" fo:font-style="normal" officeooo:rsid="001595a6" style:font-size-asian="18pt" style:font-style-asian="normal" style:font-size-complex="18pt" style:font-style-complex="normal"/>
    </style:style>
    <style:style style:name="T17" style:family="text">
      <style:text-properties officeooo:rsid="000ca7da"/>
    </style:style>
    <style:style style:name="T18" style:family="text">
      <style:text-properties fo:font-size="20pt" style:font-size-asian="17.5pt" style:font-size-complex="20pt"/>
    </style:style>
    <style:style style:name="T19" style:family="text">
      <style:text-properties officeooo:rsid="0012d4d8"/>
    </style:style>
    <style:style style:name="T20" style:family="text">
      <style:text-properties officeooo:rsid="0013c139"/>
    </style:style>
    <style:style style:name="T21" style:family="text">
      <style:text-properties officeooo:rsid="00159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cumento de requisito do sistema web da loja de artigos para caça “Tupi”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Versão:1.0</text:p>
      <text:p text:style-name="P23">Escrito por: Gabriel Rodrigues Martins</text:p>
      <text:p text:style-name="P23">24/05/22</text:p>
      <text:p text:style-name="P15"><text:soft-page-break/><text:span text:style-name="T1">1.</text:span>Introdução</text:p>
      <text:p text:style-name="P15"/>
      <text:p text:style-name="P25"><text:tab/>Este documento engloba os requerimentos do sistema web <text:s text:c="77"/>da loja de artigos de caça “Tupi”, com a finalidade de guiar <text:s/>os desenvolvedores e projetistas na confecção, testamento e implementação de tal produto.</text:p>
      <text:p text:style-name="P9"/>
      <text:p text:style-name="P17">2.Descrição geral do sistema</text:p>
      <text:p text:style-name="P27"/>
      <text:p text:style-name="P29"><text:tab/>O que se segue são as <text:span text:style-name="T2">exigências do sistema com</text:span> requerid<text:span text:style-name="T2">o</text:span> pelo cliente(Artigos de caça “Tupi”) coletadas pelo analista de <text:s/>sistemas <text:span text:style-name="T3">na visita realizada dia 20/05/22 a sede do cliente:</text:span></text:p>
      <text:p text:style-name="P43"><text:span text:style-name="T5"><text:tab/></text:span><text:span text:style-name="T6">É solicitado um sistema web onde o usuário seja capaz de observar os produtos que estejam em estoque, e, se estiver fora de estoque, em quanto tempo haveria o re-estoque de dado produto. O usuário deve também ser capaz de analisar os produtos e suas características junto de um texto explicatório, eles também podem comprar os produtos, o qual necessita que </text:span><text:span text:style-name="T9">ele</text:span><text:span text:style-name="T6"> esteja cadastrado no banco de dados da empresa, e para conclusão do pagamento </text:span><text:span text:style-name="T7">um formulário deve ser preenchido. </text:span><text:span text:style-name="T8">Já um funcionario deve ser capaz por meio do site de realizar atualizações do banco de dados </text:span><text:span text:style-name="T9">do estoque. O</text:span><text:span text:style-name="T7"> site deve ser simples e parecer “ok” esteticamente.</text:span></text:p>
      <text:p text:style-name="P31"/>
      <text:p text:style-name="P31"/>
      <text:p text:style-name="P19">3.Requisitos</text:p>
      <text:p text:style-name="P21"><text:tab/><text:span text:style-name="T4">Listam-se abaixo os requisitos funcionais e não-funcionais extraídos das exigências acima:</text:span></text:p>
      <text:p text:style-name="P3"/>
      <text:p text:style-name="P3">3.1 Requisitos Funcionais:<text:span text:style-name="T19">(fazer tabelas)</text:span></text:p>
      <text:p text:style-name="P3"><text:tab/>[RF001]Checar a disponibilidade do produto.</text:p>
      <text:p text:style-name="P33">&gt;O sistema deve retornar a disponibilidade do produto ao usuário <text:span text:style-name="T11">e caso não haja tal, informá-lo de quando será reestocado.</text:span></text:p>
      <text:p text:style-name="P3"><text:tab/>[RF002]<text:span text:style-name="T11">Analisar os produtos</text:span><text:span text:style-name="T20">(?)</text:span></text:p>
      <text:p text:style-name="P35">&gt;O sistema deve permitir o usuário de ver o produto e suas características.</text:p>
      <text:p text:style-name="P3"><text:tab/>[RF003]<text:span text:style-name="T12">Realizar compra</text:span></text:p>
      <text:p text:style-name="P37">&gt;O sistema deve computar a compra e atualizar o banco de dados com os dados providos.</text:p>
      <text:p text:style-name="P3"><text:tab/><text:span text:style-name="T12">[RF004]Realizar login</text:span></text:p>
      <text:p text:style-name="P37">&gt;O sistema deve <text:span text:style-name="T13">realizar logins e cadastros.</text:span></text:p>
      <text:p text:style-name="P43"><text:span text:style-name="T10"><text:tab/></text:span><text:span text:style-name="T15">[RF005]Atualizar </text:span><text:span text:style-name="T16">estoque</text:span></text:p>
      <text:p text:style-name="P41"><text:soft-page-break/>&gt;<text:span text:style-name="T17">O sistema deve ser capaz de atualizar o banco de dados do estoque da empresa</text:span></text:p>
      <text:p text:style-name="P3">3.2 Requisitos Não-funcionais:</text:p>
      <text:p text:style-name="P5"><text:tab/>[NF001]Estética</text:p>
      <text:p text:style-name="P39">&gt;O site deve ser decorado com <text:span text:style-name="T17">apenas </text:span>css básico.</text:p>
      <text:p text:style-name="P5"><text:tab/>[NF002]Simplicidade</text:p>
      <text:p text:style-name="P39">&gt;Não fazer uso de “frameworks” ou estruturas complexas.</text:p>
      <text:p text:style-name="P5"/>
      <text:p text:style-name="P7"><text:span text:style-name="T18">4.Diagrama de caso de uso</text:span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9:40:39.717137000</meta:creation-date>
    <dc:date>2022-05-31T20:23:49.478615074</dc:date>
    <meta:editing-duration>PT32M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323" meta:character-count="2159" meta:non-whitespace-character-count="1773"/>
  </office:meta>
</office:document-meta>
</file>